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665in"/>
    </style:style>
    <style:style style:name="co4" style:family="table-column">
      <style:table-column-properties fo:break-before="auto" style:column-width="1.7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fo:language="en" fo:country="IS" fo:font-weight="bold" style:font-name-asian="Calibri1" style:font-size-asian="10pt" style:language-asian="ar" style:country-asian="SA" style:font-weight-asian="bold" style:font-name-complex="Calibri2" style:font-size-complex="10pt" style:language-complex="none" style:country-complex="none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3" style:family="text">
      <style:text-properties style:font-name-asian="Noto Sans CJK SC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4" style:family="text">
      <style:text-properties style:font-name-asian="Noto Sans CJK SC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/>
    </style:style>
    <style:style style:name="T5" style:family="text">
      <style:text-properties fo:font-size="8pt"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8pt" style:font-size-complex="8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6" style:family="text">
      <style:text-properties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" fo:font-size="10pt" style:font-size-asian="10pt" style:font-size-complex="10pt"/>
    </style:style>
    <style:style style:name="T7" style:family="text">
      <style:text-properties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" fo:font-size="8pt" style:font-size-asian="8pt" style:font-size-complex="8pt"/>
    </style:style>
    <style:style style:name="T8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10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1"/>
        <table:table-column table:style-name="co2" table:number-columns-repeated="1018" table:default-cell-style-name="ce11"/>
        <table:table-row table:style-name="ro1">
          <table:table-cell table:style-name="ce10" office:value-type="string" calcext:value-type="string">
            <text:p>Data/Parameter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rigin of data</text:p>
          </table:table-cell>
          <table:table-cell table:style-name="ce10" office:value-type="string" calcext:value-type="string">
            <text:p>Value applied</text:p>
          </table:table-cell>
          <table:table-cell table:style-name="ce16" office:value-type="string" calcext:value-type="string">
            <text:p>Justification of choice of data or description of measurement methods and procedures applied</text:p>
          </table:table-cell>
          <table:table-cell table:style-name="ce10" office:value-type="string" calcext:value-type="string">
            <text:p>Purpose of monitoring</text:p>
          </table:table-cell>
          <table:table-cell table:style-name="ce10" office:value-type="string" calcext:value-type="string">
            <text:p>Comments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CO2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coa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97.5" calcext:value-type="float">
            <text:p>97.5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firewood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charcoa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kerosene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71.9" calcext:value-type="float">
            <text:p>71.9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2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LPG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63.1" calcext:value-type="float">
            <text:p>63.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gas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56.1" calcext:value-type="float">
            <text:p>56.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diese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74.1" calcext:value-type="float">
            <text:p>74.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dioxide emission factor for paraffin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73.3" calcext:value-type="float">
            <text:p>73.3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coa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/>
          <table:table-cell table:style-name="ce5" office:value-type="string" calcext:value-type="string">
            <text:p>The emission factor is more specifically for brown coal briquet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4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firewood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charcoa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kerosene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LPG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gas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diese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4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Methane emission factor for paraffin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coa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15" calcext:value-type="float">
            <text:p>0.0015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/>
          <table:table-cell table:style-name="ce5" office:value-type="string" calcext:value-type="string">
            <text:p>The emission factor is more specifically for brown coal briquet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2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firewood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4" calcext:value-type="float">
            <text:p>0.004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charcoa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kerosene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06" calcext:value-type="float">
            <text:p>0.0006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LPG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gas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01" calcext:value-type="float">
            <text:p>0.0001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diesel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06" calcext:value-type="float">
            <text:p>0.0006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2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itrous oxide emission factor for paraffin</text:p>
          </table:table-cell>
          <table:table-cell table:style-name="ce14" office:value-type="string" calcext:value-type="string">
            <text:p>IPCC 2006 default</text:p>
          </table:table-cell>
          <table:table-cell table:style-name="ce14" office:value-type="float" office:value="0.0006" calcext:value-type="float">
            <text:p>0.0006</text:p>
          </table:table-cell>
          <table:table-cell table:style-name="ce14"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coal</text:p>
          </table:table-cell>
          <table:table-cell table:style-name="ce14" office:value-type="string" calcext:value-type="string">
            <text:p>Freeman and Zerriffi 2014. Table S1, Coal-U, divided by NCV of coal from IPCC 2006 default, Table 1.2</text:p>
          </table:table-cell>
          <table:table-cell table:style-name="ce14" office:value-type="float" office:value="0.998550724637681" calcext:value-type="float">
            <text:p>0.998550724637681</text:p>
          </table:table-cell>
          <table:table-cell table:style-name="ce14"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firewood</text:p>
          </table:table-cell>
          <table:table-cell office:value-type="string" calcext:value-type="string">
            <text:p>IPCC 1996 defa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charcoal</text:p>
          </table:table-cell>
          <table:table-cell office:value-type="string" calcext:value-type="string">
            <text:p>IPCC 1996 defaul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kerosene</text:p>
          </table:table-cell>
          <table:table-cell office:value-type="string" calcext:value-type="string">
            <text:p><text:span text:style-name="T2">Freeman and Zerriffi 2014</text:span><text:span text:style-name="T3">,</text:span><text:span text:style-name="T4"> </text:span>Table S1, Ker-U, divided by NCV of Kerosene from IPCC 2006 default, Table 1.2</text:p>
          </table:table-cell>
          <table:table-cell office:value-type="float" office:value="0.128995433789954" calcext:value-type="float">
            <text:p>0.12899543378995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LPG</text:p>
          </table:table-cell>
          <table:table-cell office:value-type="string" calcext:value-type="string">
            <text:p>Freeman and Zerriffi 2014., Table S1, LPG-U, divided by NCV of LPG from IPCC 2006 default, Table 1.2</text:p>
          </table:table-cell>
          <table:table-cell office:value-type="float" office:value="0.078012684989429" calcext:value-type="float">
            <text:p>0.078012684989429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gas</text:p>
          </table:table-cell>
          <table:table-cell office:value-type="string" calcext:value-type="string">
            <text:p>IPCC 1996 defaul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diesel</text:p>
          </table:table-cell>
          <table:table-cell office:value-type="string" calcext:value-type="string">
            <text:p>IPCC 1996 default for road 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Carbon monoxide emission factor for paraffin</text:p>
          </table:table-cell>
          <table:table-cell office:value-type="string" calcext:value-type="string">
            <text:p><text:span text:style-name="T5">Freeman and Zerriffi 2014,</text:span><text:span text:style-name="T6"> </text:span><text:span text:style-name="T7">Table S1, Ker-U, divided by NCV of Kerosene from IPCC 2006 default, Table 1.2</text:span></text:p>
          </table:table-cell>
          <table:table-cell office:value-type="float" office:value="0.128995433789954" calcext:value-type="float">
            <text:p>0.12899543378995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CO, NMHC, BC, OC and SO2 emission factor for paraffin we took the same as kerosene because they are very cl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MHC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coal</text:p>
          </table:table-cell>
          <table:table-cell office:value-type="string" calcext:value-type="string">
            <text:p><text:span text:style-name="T8">Freeman and Zerriffi 2014.</text:span> Table S1, Coal-U, divided by NCV of coal from IPCC 2006 default, Table 1.2</text:p>
          </table:table-cell>
          <table:table-cell office:value-type="float" office:value="0.077294685990338" calcext:value-type="float">
            <text:p>0.077294685990338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firewood</text:p>
          </table:table-cell>
          <table:table-cell office:value-type="string" calcext:value-type="string">
            <text:p>IPCC 1996 default (1) 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charcoal</text:p>
          </table:table-cell>
          <table:table-cell office:value-type="string" calcext:value-type="string">
            <text:p>IPCC 1996 default(1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kerosene</text:p>
          </table:table-cell>
          <table:table-cell office:value-type="string" calcext:value-type="string">
            <text:p><text:span text:style-name="T9">Freeman and Zerriffi 2014.</text:span><text:span text:style-name="T10"> </text:span>Table S1, Ker-U</text:p>
          </table:table-cell>
          <table:table-cell office:value-type="float" office:value="0.115296803652968" calcext:value-type="float">
            <text:p>0.115296803652968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LPG</text:p>
          </table:table-cell>
          <table:table-cell office:value-type="string" calcext:value-type="string">
            <text:p><text:span text:style-name="T8">Freeman and Zerriffi 2014. </text:span>Table S1, LPG-U, divided by NCV of LPG from IPCC 2006 default, Table 1.2</text:p>
          </table:table-cell>
          <table:table-cell office:value-type="float" office:value="0.1553911205074" calcext:value-type="float">
            <text:p>0.155391120507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gas</text:p>
          </table:table-cell>
          <table:table-cell office:value-type="string" calcext:value-type="string">
            <text:p>IPCC 1996 default(1)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diesel</text:p>
          </table:table-cell>
          <table:table-cell office:value-type="string" calcext:value-type="string">
            <text:p>IPCC 1996 default for road transporta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he IPCC is the default source for emission factors. We took the most recent IPCC value available for this emission factor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MHC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Non Methane Hydro Carbons emission factor for paraffin</text:p>
          </table:table-cell>
          <table:table-cell office:value-type="string" calcext:value-type="string">
            <text:p><text:span text:style-name="T8">Freeman and Zerriffi 2014. </text:span>Table S1, Ker-U</text:p>
          </table:table-cell>
          <table:table-cell office:value-type="float" office:value="0.115296803652968" calcext:value-type="float">
            <text:p>0.115296803652968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CO, NMHC, BC, OC and SO2 emission factor for paraffin we took the same as kerosene because they are very cl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C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coal</text:p>
          </table:table-cell>
          <table:table-cell office:value-type="string" calcext:value-type="string">
            <text:p><text:span text:style-name="T8">Freeman and Zerriffi 2014.</text:span> Table S1, Coal-U, divided by NCV of coal</text:p>
          </table:table-cell>
          <table:table-cell office:value-type="float" office:value="0.148792270531401" calcext:value-type="float">
            <text:p>0.148792270531401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firewood</text:p>
          </table:table-cell>
          <table:table-cell office:value-type="string" calcext:value-type="string">
            <text:p><text:span text:style-name="T8">Freeman and Zerriffi 2014.</text:span> Table S1, Ker-U, divided by NCV of kerosene</text:p>
          </table:table-cell>
          <table:table-cell office:value-type="float" office:value="0.070512820512821" calcext:value-type="float">
            <text:p>0.070512820512821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charcoal</text:p>
          </table:table-cell>
          <table:table-cell office:value-type="string" calcext:value-type="string">
            <text:p><text:span text:style-name="T8">Freeman and Zerriffi 2014. </text:span>Table S1, Char-U, divided by NCV of charcoal</text:p>
          </table:table-cell>
          <table:table-cell office:value-type="float" office:value="0.006101694915254" calcext:value-type="float">
            <text:p>0.00610169491525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kerosene</text:p>
          </table:table-cell>
          <table:table-cell office:value-type="string" calcext:value-type="string">
            <text:p><text:span text:style-name="T9">Freeman and Zerriffi 2014.</text:span><text:span text:style-name="T10"> </text:span>Table S1, Ker-U, divided by NCV of kerosene</text:p>
          </table:table-cell>
          <table:table-cell office:value-type="float" office:value="0.000684931506849" calcext:value-type="float">
            <text:p>0.000684931506849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LPG</text:p>
          </table:table-cell>
          <table:table-cell office:value-type="string" calcext:value-type="string">
            <text:p><text:span text:style-name="T8">Freeman and Zerriffi 2014. </text:span>Table S1, LPG-U, divided by NCF of LPG</text:p>
          </table:table-cell>
          <table:table-cell office:value-type="float" office:value="0.001479915433404" calcext:value-type="float">
            <text:p>0.00147991543340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gas</text:p>
          </table:table-cell>
          <table:table-cell office:value-type="string" calcext:value-type="string">
            <text:p><text:span text:style-name="T8">Freeman and Zerriffi 2014.</text:span> Table S1, LPG-U, divided by NCF of LPG</text:p>
          </table:table-cell>
          <table:table-cell office:value-type="float" office:value="0.001458333333333" calcext:value-type="float">
            <text:p>0.001458333333333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the emission factor of BC and OC for gas I took the values of L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C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diesel</text:p>
          </table:table-cell>
          <table:table-cell table:style-name="ce5" office:value-type="string" calcext:value-type="string">
            <text:p>Zavala et al. 2017. average on Table 2 = 0.8625 g/kg (or kg/t) divided by the NCF of 43 GJ/t from IPCC 2006 default, Table 1.2 </text:p>
          </table:table-cell>
          <table:table-cell office:value-type="float" office:value="0.020058139534884" calcext:value-type="float">
            <text:p>0.02005813953488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Black carbon emission factor for paraffin</text:p>
          </table:table-cell>
          <table:table-cell office:value-type="string" calcext:value-type="string">
            <text:p><text:span text:style-name="T5">Freeman and Zerriffi 2014.</text:span><text:span text:style-name="T6"> </text:span><text:span text:style-name="T7">Table S1, Ker-U, divided by NCV of kerosene</text:span></text:p>
          </table:table-cell>
          <table:table-cell office:value-type="float" office:value="0.000684931506849" calcext:value-type="float">
            <text:p>0.000684931506849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CO, NMHC, BC, OC and SO2 emission factor for paraffin we took the same as kerosene because they are very cl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<text:span text:style-name="T1">Organic carbon</text:span> emission factor for coal</text:p>
          </table:table-cell>
          <table:table-cell office:value-type="string" calcext:value-type="string">
            <text:p>Freeman and Zerriffi 2014. Table S1, Coal-U, divided by NCV of coal</text:p>
          </table:table-cell>
          <table:table-cell office:value-type="float" office:value="0.113526570048309" calcext:value-type="float">
            <text:p>0.113526570048309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firewood</text:p>
          </table:table-cell>
          <table:table-cell office:value-type="string" calcext:value-type="string">
            <text:p>Freeman and Zerriffi 2014. Table S1, Wood-T-U, divided by NCV of firewood</text:p>
          </table:table-cell>
          <table:table-cell office:value-type="float" office:value="0.137820512820513" calcext:value-type="float">
            <text:p>0.137820512820513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charcoal</text:p>
          </table:table-cell>
          <table:table-cell office:value-type="string" calcext:value-type="string">
            <text:p>Freeman and Zerriffi 2014. Table S1, Char-U, divided by NCV of charcoal</text:p>
          </table:table-cell>
          <table:table-cell office:value-type="float" office:value="0.008474576271186" calcext:value-type="float">
            <text:p>0.008474576271186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 e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kerosene</text:p>
          </table:table-cell>
          <table:table-cell office:value-type="string" calcext:value-type="string">
            <text:p>Freeman and Zerriffi 2014., Table S1, Ker-U, divided by NCV of kerosene</text:p>
          </table:table-cell>
          <table:table-cell office:value-type="float" office:value="0.000913242009132" calcext:value-type="float">
            <text:p>0.000913242009132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 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LPG</text:p>
          </table:table-cell>
          <table:table-cell office:value-type="string" calcext:value-type="string">
            <text:p>Freeman and Zerriffi 2014., Table S1, LPG-U, divided by NCF of LPG</text:p>
          </table:table-cell>
          <table:table-cell office:value-type="float" office:value="0.001479915433404" calcext:value-type="float">
            <text:p>0.00147991543340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 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gas</text:p>
          </table:table-cell>
          <table:table-cell office:value-type="string" calcext:value-type="string">
            <text:p>Freeman and Zerriffi 2014., Table S1, LPG-U, divided by NCF of LPG</text:p>
          </table:table-cell>
          <table:table-cell office:value-type="float" office:value="0.001458333333333" calcext:value-type="float">
            <text:p>0.001458333333333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the emission factor of BC and OC for gas I took the values of L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C 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diesel</text:p>
          </table:table-cell>
          <table:table-cell table:style-name="ce5" office:value-type="string" calcext:value-type="string">
            <text:p>Zavala et al. 2017. average on Table 2 = 1.24 g/kg (or kg/t) divided by the NCF of 43 GJ/t from IPCC 2006 default, Table 1.2 </text:p>
          </table:table-cell>
          <table:table-cell office:value-type="float" office:value="0.028837209302326" calcext:value-type="float">
            <text:p>0.028837209302326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 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Organic carbon emission factor for paraffin</text:p>
          </table:table-cell>
          <table:table-cell office:value-type="string" calcext:value-type="string">
            <text:p>Freeman and Zerriffi 2014., Table S1, Ker-U</text:p>
          </table:table-cell>
          <table:table-cell office:value-type="float" office:value="0.000995024875622" calcext:value-type="float">
            <text:p>0.000995024875622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CO, NMHC, BC, OC and SO2 emission factor for paraffin we took the same as kerosene because they are very cl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2 emission factor for 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<text:span text:style-name="T1">Sulfur dioxide </text:span>carbon emission factor for coal</text:p>
          </table:table-cell>
          <table:table-cell office:value-type="string" calcext:value-type="string">
            <text:p>Freeman and Zerriffi 2014. Table S1, Coal-U, divided by NCV of coal</text:p>
          </table:table-cell>
          <table:table-cell office:value-type="float" office:value="0.007246376811594" calcext:value-type="float">
            <text:p>0.007246376811594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2 emission factor for firewoo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firewood</text:p>
          </table:table-cell>
          <table:table-cell office:value-type="string" calcext:value-type="string">
            <text:p>Freeman and Zerriffi 2014. Table S1, Wood-T-U, divided by NCV of firewood</text:p>
          </table:table-cell>
          <table:table-cell office:value-type="float" office:value="0.017307692307692" calcext:value-type="float">
            <text:p>0.017307692307692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2 emission factor for char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charcoal</text:p>
          </table:table-cell>
          <table:table-cell office:value-type="string" calcext:value-type="string">
            <text:p>Freeman and Zerriffi 2014. Table S1, Char-U, divided by NCV of charcoal</text:p>
          </table:table-cell>
          <table:table-cell office:value-type="float" office:value="0.013559322033898" calcext:value-type="float">
            <text:p>0.013559322033898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SO2 e</text:span>mission factor for kerosene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kerosene</text:p>
          </table:table-cell>
          <table:table-cell office:value-type="string" calcext:value-type="string">
            <text:p><text:span text:style-name="T2">Freeman and Zerriffi</text:span><text:span text:style-name="T3">,</text:span><text:span text:style-name="T4"> </text:span>Table S1, Ker-U, divided by NCV of kerosene</text:p>
          </table:table-cell>
          <table:table-cell office:value-type="float" office:value="0.000684931506849" calcext:value-type="float">
            <text:p>0.000684931506849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SO2 </text:span>emission factor for LPG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LPG</text:p>
          </table:table-cell>
          <table:table-cell office:value-type="string" calcext:value-type="string">
            <text:p><text:span text:style-name="T8">Freeman and Zerriffi, </text:span>Table S1, LPG-U, divided by NCF of L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SO2 </text:span>emission factor for 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gas</text:p>
          </table:table-cell>
          <table:table-cell office:value-type="string" calcext:value-type="string">
            <text:p>Freeman and Zerriffi 2014. Table S1, LPG-U, divided by NCF of L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the emission factor of BC and OC for gas I took the values of L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SO2 </text:span>emission factor for diese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diesel</text:p>
          </table:table-cell>
          <table:table-cell table:style-name="ce5" office:value-type="string" calcext:value-type="string">
            <text:p>Zavala et al. 2017. average on Table 2 = 0.2979048 g/kg divided by the NCF of 43 GJ/t from IPCC 2006 default, Table 1.2 </text:p>
          </table:table-cell>
          <table:table-cell office:value-type="float" office:value="0.006928018604651" calcext:value-type="float">
            <text:p>0.006928018604651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SO2 </text:span>emission factor for paraffin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Sulfur dioxide emission factor for paraffin</text:p>
          </table:table-cell>
          <table:table-cell office:value-type="string" calcext:value-type="string">
            <text:p>Freeman and Zerriffi 2014. Table S1, Ker-U, divided by NCV of Kerosene from IPCC 2006 default, Table 1.2</text:p>
          </table:table-cell>
          <table:table-cell office:value-type="float" office:value="0.000746268656716" calcext:value-type="float">
            <text:p>0.000746268656716</text:p>
          </table:table-cell>
          <table:table-cell office:value-type="string" calcext:value-type="string">
            <text:p>Reference publication for emission factors not available in the IPCC emission database</text:p>
          </table:table-cell>
          <table:table-cell/>
          <table:table-cell table:style-name="ce5" office:value-type="string" calcext:value-type="string">
            <text:p>for CO, NMHC, BC, OC and SO2 emission factor for paraffin we took the same as kerosene because they are very cl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WP100 for 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carbon dioxide</text:p>
          </table:table-cell>
          <table:table-cell office:value-type="string" calcext:value-type="string">
            <text:p>IPCC A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IPCC is the default source for GWP value. We took the value from the latest IPCC re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methane</text:p>
          </table:table-cell>
          <table:table-cell office:value-type="string" calcext:value-type="string">
            <text:p>IPCC AR6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The IPCC is the default source for GWP value. We took the value from the latest IPCC re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N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nitrous oxide</text:p>
          </table:table-cell>
          <table:table-cell office:value-type="string" calcext:value-type="string">
            <text:p>IPCC AR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he IPCC is the default source for GWP value. We took the value from the latest IPCC re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carbon monoxide</text:p>
          </table:table-cell>
          <table:table-cell office:value-type="string" calcext:value-type="string">
            <text:p>IPCC AR5, Table 8.A.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he IPCC is the default source for GWP value. We took the value from the latest IPCC re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NMH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Non Methane Hydro Carbon</text:p>
          </table:table-cell>
          <table:table-cell office:value-type="string" calcext:value-type="string">
            <text:p>IPCC AR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he IPCC is the default source for GWP value. We took the value from the latest IPCC report available for this gas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Black carbon</text:p>
          </table:table-cell>
          <table:table-cell office:value-type="string" calcext:value-type="string">
            <text:p>Reynolds, C. C. O.; Kandlikar, M. Climate Impacts of Air Quality Policy: Switching to a Natural Gas-Fueled Public Transportation System in New Delhi. Environ. Sci. Technol. 2008, 42, 5860–5865.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ference publication for GWP of BC and 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O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Organic Carbon</text:p>
          </table:table-cell>
          <table:table-cell office:value-type="string" calcext:value-type="string">
            <text:p>Reynolds, C. C. O.; Kandlikar, M. Climate Impacts of Air Quality Policy: Switching to a Natural Gas-Fueled Public Transportation System in New Delhi. Environ. Sci. Technol. 2008, 42, 5860–5865.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Reference publication for GWP of BC and 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WP100 for S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obal Warming Potential to 100 years of sulfur dioxide</text:p>
          </table:table-cell>
          <table:table-cell office:value-type="string" calcext:value-type="string">
            <text:p>Shindell, D. T.; Faluvegi, G.; Koch, D. M.; Schmidt, G. A.; Unger, N.; Bauer, S. E. Improved Attribution of Climate Forcing to Emissions. Science 2009, 326, 716–718.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Reference publication for GWP of SO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NRB firewood for Zamb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ction of non renewable biomass for Zambia</text:p>
          </table:table-cell>
          <table:table-cell office:value-type="string" calcext:value-type="string">
            <text:p>Baillis et al 201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Baillis et al 2015 if the reference for fNRB and wood equivalent of charcoal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 equivalent for charco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od equivalent of charcoal</text:p>
          </table:table-cell>
          <table:table-cell office:value-type="string" calcext:value-type="string">
            <text:p>Baillis et al 2015</text:p>
          </table:table-cell>
          <table:table-cell office:value-type="float" office:value="1.90372881355932" calcext:value-type="float">
            <text:p>1.90372881355932</text:p>
          </table:table-cell>
          <table:table-cell office:value-type="string" calcext:value-type="string">
            <text:p>Baillis et al 2015 if the reference for fNRB and wood equivalent of charcoal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 <text:s/>for coal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coal</text:p>
          </table:table-cell>
          <table:table-cell office:value-type="string" calcext:value-type="string">
            <text:p>IPCC 2006 default, Table 1.2</text:p>
          </table:table-cell>
          <table:table-cell table:style-name="ce15" office:value-type="float" office:value="20.7" calcext:value-type="float">
            <text:p>20.7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 <text:s/>for firewood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firewood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15.6" calcext:value-type="float">
            <text:p>15.6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NCV <text:s/>for charcoal</text:p>
          </table:table-cell>
          <table:table-cell table:style-name="ce5" office:value-type="string" calcext:value-type="string">
            <text:p>GJ/t </text:p>
          </table:table-cell>
          <table:table-cell table:style-name="ce12" office:value-type="string" calcext:value-type="string">
            <text:p>Net Calorific Value <text:s/>for charcoal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29.5" calcext:value-type="float">
            <text:p>29.5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 <text:s/>for kerosene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kerosene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43.8" calcext:value-type="float">
            <text:p>43.8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NCV</text:span>  for LPG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LPG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47.3" calcext:value-type="float">
            <text:p>47.3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NCV</text:span>  for gas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gas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48" calcext:value-type="float">
            <text:p>48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NCV</text:span>  for diesel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diesel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43" calcext:value-type="float">
            <text:p>43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NCV</text:span>  for paraffin</text:p>
          </table:table-cell>
          <table:table-cell table:style-name="ce5" office:value-type="string" calcext:value-type="string">
            <text:p>GJ/t </text:p>
          </table:table-cell>
          <table:table-cell office:value-type="string" calcext:value-type="string">
            <text:p>Net Calorific Value <text:s/>for paraffin</text:p>
          </table:table-cell>
          <table:table-cell office:value-type="string" calcext:value-type="string">
            <text:p>IPCC 2006 default, Table 1.2</text:p>
          </table:table-cell>
          <table:table-cell table:style-name="ce14" office:value-type="float" office:value="40.2" calcext:value-type="float">
            <text:p>40.2</text:p>
          </table:table-cell>
          <table:table-cell office:value-type="string" calcext:value-type="string">
            <text:p>The IPCC is the default source for net calorific valu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_nr_ele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 of non-renewable electricity in the electricity source mix in Zambia for 2020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RENA 2020 is the most recent data on the energy mix for Zambia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 CO2 emission factor for the non-renewable electricity source in Sub-Saharan Africa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Average carbon dioxide emission factor for the non-renewable electricity source in Sub-Saharan Africa</text:p>
          </table:table-cell>
          <table:table-cell office:value-type="string" calcext:value-type="string">
            <text:p>TODO. I asked Antoneh for the sour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f_elec_solid_coal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Emission factor for electricity source: Solid fuels (Coal &amp; coal products)</text:p>
          </table:table-cell>
          <table:table-cell/>
          <table:table-cell office:value-type="float" office:value="94.60003" calcext:value-type="float">
            <text:p>94.60003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f_elec_heavy_liqui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<text:span text:style-name="T1">Emission factor for electricity source: </text:span>Heavy liquid fuel</text:p>
          </table:table-cell>
          <table:table-cell/>
          <table:table-cell office:value-type="float" office:value="74.62903" calcext:value-type="float">
            <text:p>74.62903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f_elec_light_liquid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<text:span text:style-name="T1">Emission factor for electricity source:  </text:span>Light liquid fuel</text:p>
          </table:table-cell>
          <table:table-cell/>
          <table:table-cell office:value-type="float" office:value="71.90004" calcext:value-type="float">
            <text:p>71.90004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f_elec_gas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<text:span text:style-name="T1">Emission factor for electricity source: </text:span>Natural ga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f_elec_modern_bio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<text:span text:style-name="T1">Emission factor for electricity source: </text:span>Modern biofuel (ethanol)</text:p>
          </table:table-cell>
          <table:table-cell/>
          <table:table-cell office:value-type="float" office:value="101.095585" calcext:value-type="float">
            <text:p>101.095585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f_elec_tradi_bio</text:p>
          </table:table-cell>
          <table:table-cell office:value-type="string" calcext:value-type="string">
            <text:p>kg/GJ</text:p>
          </table:table-cell>
          <table:table-cell office:value-type="string" calcext:value-type="string">
            <text:p>Emission factor for electricity source: <text:s/>Traditional biofuel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TODO. I asked Antoneh for the 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7.0953873441699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6.3311086374217e-4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2.1285711797482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69799158281886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72719875054734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20630577777073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0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Rural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78626283012953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34010750880761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coal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2.294134380894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43148627585144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.3547415345107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780857050091546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4_rururb1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junior_secondary, Urban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78377586646404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8.1471270687052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coal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.11580216106296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33397528980873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14490342879836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23246627762796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0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Rural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10272940452499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97233639633051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coal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1.10141369409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500482794877897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927113689520497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64819465569124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1_rururb1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No education, Urban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630481273391767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3.09703184190374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gas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22658838375748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coal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7.6894124381349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23571863231685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.4116050884851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23507623690724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0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Rural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15618052227963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70985749318651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gas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41520550587396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51958846423734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9.35113133147744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19275552074325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4.3022879566374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363101392074827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6_rururb1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ost_secondary, Urban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33756233883497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7.9624040890464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coal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.1923235919246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10586400269624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19572402495523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123704428162737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0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Rural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10023656319214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54993421343802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coal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2.860288048871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4.9501187045734e-4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981220953278356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63402308075956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2_rururb1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primary, Urban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19617261849167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5.9284428814181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gas</text:p>
          </table:table-cell>
          <table:table-cell office:value-type="string" calcext:value-type="string">
            <text:p>Baltruszewicz et al. 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36494574568386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3.3766673486630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35691693611991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25744317122179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20475067405786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0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Rural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937062873558181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firewood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firewood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195386493564478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gas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gas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732993530762896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520435337640135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charcoal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charcoal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12.5261018126379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diesel_hom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diesel_hom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220703272251246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electricity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electricity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2.01658057143467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paraffin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paraffin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452219091482953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_ed5_rururb1_kerosene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Energy use per capita for the category senior_secondary, Urban and for the fuel kerosene</text:p>
          </table:table-cell>
          <table:table-cell office:value-type="string" calcext:value-type="string">
            <text:p>Baltruszewicz et al. 2021</text:p>
          </table:table-cell>
          <table:table-cell office:value-type="string" calcext:value-type="string">
            <text:p>0.00699227070565722</text:p>
          </table:table-cell>
          <table:table-cell office:value-type="string" calcext:value-type="string">
            <text:p>Best available data on household energy use in Zambia broken down by education levels and urban/rural location</text:p>
          </table:table-cell>
          <table:table-cell table:number-columns-repeated="1018"/>
        </table:table-row>
        <table:table-row table:style-name="ro1" table:number-rows-repeated="6">
          <table:table-cell table:style-name="Default" table:number-columns-repeated="5"/>
          <table:table-cell table:number-columns-repeated="1019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7:22:41.426089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mille Belmin</meta:initial-creator>
    <meta:creation-date>2022-12-15T12:25:12.990028010</meta:creation-date>
    <dc:date>2022-12-16T18:02:28.149922544</dc:date>
    <dc:creator>Camille Belmin</dc:creator>
    <meta:editing-duration>PT9H58M54S</meta:editing-duration>
    <meta:editing-cycles>24</meta:editing-cycles>
    <meta:generator>LibreOffice/6.4.7.2$Linux_X86_64 LibreOffice_project/40$Build-2</meta:generator>
    <meta:document-statistic meta:table-count="1" meta:cell-count="1031" meta:object-count="0"/>
  </office:meta>
</office:document-meta>
</file>